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NJPPY+NimbusRomNo9L-Regu" svg:font-family="MNJPPY+NimbusRomNo9L-Reg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MNJPPY+NimbusRomNo9L-Regu" fo:font-size="10pt" style:font-name-asian="MNJPPY+NimbusRomNo9L-Regu" style:font-size-asian="10pt" style:font-name-complex="MNJPPY+NimbusRomNo9L-Regu" style:font-size-complex="10pt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.9846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NATprove User's Guide observations:</text:p>
      <text:p text:style-name="Standard"/>
      <text:p text:style-name="Standard">1.- In general I think that explain order is erroneous, because on the first chapters the narrator assume that reader should have many concepts learned; some concepts even are explained on the forward chapters.</text:p>
      <text:p text:style-name="Standard"/>
      <text:p text:style-name="Standard">2.- Each coding section should have line number, like some other documentation or books, i.e., <text:span text:style-name="T1">ada for software engineers</text:span> book.</text:p>
      <text:p text:style-name="Standard">More precisely in page 9, when narrator explain the GNATproove output <text:span text:style-name="T1">p.adb:4:07</text:span> ... is not to clear.</text:p>
      <text:p text:style-name="Standard"/>
      <text:p text:style-name="Standard">3.- Typing errors collection:</text:p>
      <text:p text:style-name="Standard">page 12:</text:p>
      <text:p text:style-name="P1">function <text:span text:style-name="T2">Is_</text:span>Even</text:p>
      <text:p text:style-name="P1">function <text:span text:style-name="T2">Is_</text:span>Odd</text:p>
      <text:p text:style-name="P1"/>
      <text:p text:style-name="Standard">page 23:</text:p>
      <text:p text:style-name="P2"><text:s/>with<text:span text:style-name="T2"> with</text:span> boundary values.</text:p>
      <text:p text:style-name="Standard"/>
      <text:p text:style-name="Standard">4.- <text:s/>Maybe is useful, to insert direct links to some non-trivial definitions; just like wikipedia, it make reference to other pages located in wikimedia. </text:p>
      <text:p text:style-name="Standard">The concepts that personally I didn't underto odan d Iseaedrch on documentation was:</text:p>
      <text:p text:style-name="Standard"/>
      <text:p text:style-name="Standard"/>
      <text:p text:style-name="Standard">page 5: </text:p>
      <text:p text:style-name="Standard">the existing SPARK annotated subset of Ada </text:p>
      <text:p text:style-name="Standard"/>
      <text:p text:style-name="Standard">restrictions similar to the ones found in Ravenscar or RavenSPARK. </text:p>
      <text:p text:style-name="Standard"/>
      <text:p text:style-name="Standard">1. Annotations (its formal definition) </text:p>
      <text:p text:style-name="Standard"/>
      <text:p text:style-name="Standard">page 6: </text:p>
      <text:p text:style-name="P1">SPARK, JML, ACSL, Spec# </text:p>
      <text:p text:style-name="Standard"/>
      <text:p text:style-name="Standard">page 9: </text:p>
      <text:p text:style-name="P1">pragma Annotate </text:p>
      <text:p text:style-name="Standard"/>
      <text:p text:style-name="Standard">page 10: </text:p>
      <text:p text:style-name="P1">a sub-expression </text:p>
      <text:p text:style-name="Standard"/>
      <text:p text:style-name="Standard">page 11: </text:p>
      <text:p text:style-name="Standard"/>
      <text:p text:style-name="P1">This other type should have a base type ranging from -10 to 9 </text:p>
      <text:p text:style-name="P4">**That's correct, but I never read before this important limitations, I think that no one explained it, at least no on the introductory books** </text:p>
      <text:p text:style-name="P1">pure logical </text:p>
      <text:p text:style-name="P1">**I think this expresion is not clear enough** </text:p>
      <text:p text:style-name="Standard"/>
      <text:p text:style-name="Standard">page 12: </text:p>
      <text:p text:style-name="Standard"/>
      <text:p text:style-name="P1"><text:soft-page-break/>aspects </text:p>
      <text:p text:style-name="P1">ensures expression </text:p>
      <text:p text:style-name="P1">**maybe this refer the aspects** </text:p>
      <text:p text:style-name="Standard"/>
      <text:p text:style-name="Standard">page 13: </text:p>
      <text:p text:style-name="Standard"/>
      <text:p text:style-name="P1">for some J in Table’Range </text:p>
      <text:p text:style-name="P1"/>
      <text:p text:style-name="P1">**some** </text:p>
      <text:p text:style-name="P1"/>
      <text:p text:style-name="P1">for all J in Table’First </text:p>
      <text:p text:style-name="P1"/>
      <text:p text:style-name="P1">**all** </text:p>
      <text:p text:style-name="P1">I searched both but I couldn't found a good reference</text:p>
      <text:p text:style-name="Standard"/>
      <text:p text:style-name="Standard">page 14: </text:p>
      <text:p text:style-name="Standard"/>
      <text:p text:style-name="P1">quantified expression </text:p>
      <text:p text:style-name="P1"/>
      <text:p text:style-name="P1">VC </text:p>
      <text:p text:style-name="Standard"/>
      <text:p text:style-name="Standard">page 16: </text:p>
      <text:p text:style-name="Standard"/>
      <text:p text:style-name="P1">worst-case interpretation of the Ada standard </text:p>
      <text:p text:style-name="P1"/>
      <text:p text:style-name="P1">**I think should be more explained**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MNJPPY+NimbusRomNo9L-Regu" svg:font-family="MNJPPY+NimbusRomNo9L-Reg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4T11:05:18</meta:creation-date>
    <dc:date>2012-10-08T01:11:18</dc:date>
    <meta:editing-duration>PT19M17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43" meta:word-count="268" meta:character-count="1654" meta:non-whitespace-character-count="1396"/>
  </office:meta>
</office:document-meta>
</file>